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28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21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23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22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16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15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23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24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1-30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25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25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02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23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24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27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25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20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0-26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1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0-06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0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54" meta:object-count="0"/>
    <meta:user-defined meta:name="AppVersion">3.0</meta:user-defined>
  </office:meta>
</office:document-meta>
</file>